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xception.JBIExceptio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eption.JBIException(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eption.JBIException( String aMessage , Throwable a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